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4"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5" text:continue-numbering="true" text:continue-list="list_Scale4" text:style-name="Outline">
                                                <text:list-item>
                                                    <text:list>
                                                        <text:list-item>
                                                            <text:list>
                                                                <text:list-item>
                                                                    <text:h text:style-name="Heading_20_3" text:outline-level="3">
                                                                        Min value
                                                                        <text:s text:c="4"/>
                                                                        <text:span text:style-name="T2">EXPRESSION (integer)</text:span>
                                                                    </text:h>
                                                                </text:list-item>
                                                            </text:list>
                                                        </text:list-item>
                                                    </text:list>
                                                </text:list-item>
                                            </text:list>
                                            <text:p text:style-name="Standard">The minimum value of the scale range.</text:p>,
                                            <text:list xml:id="list_Scale6" text:continue-numbering="true" text:continue-list="list_Scale5" text:style-name="Outline">
                                                <text:list-item>
                                                    <text:list>
                                                        <text:list-item>
                                                            <text:list>
                                                                <text:list-item>
                                                                    <text:h text:style-name="Heading_20_3" text:outline-level="3">
                                                                        Min value type
                                                                        <text:s text:c="4"/>
                                                                        <text:span text:style-name="T2">Enum</text:span>
                                                                    </text:h>
                                                                </text:list-item>
                                                            </text:list>
                                                        </text:list-item>
                                                    </text:list>
                                                </text:list-item>
                                            </text:list>
                                            <text:p text:style-name="Standard">Defines whether the <text:span text:style-name="backtick">Min value</text:span> will be given as a Literal or as an Expression.</text:p>,
                                            <text:list xml:id="list_Scale7" text:continue-numbering="true" text:continue-list="list_Scale6" text:style-name="Outline">
                                                <text:list-item>
                                                    <text:list>
                                                        <text:list-item>
                                                            <text:list>
                                                                <text:list-item>
                                                                    <text:h text:style-name="Heading_20_3" text:outline-level="3">
                                                                        Max value
                                                                        <text:s text:c="4"/>
                                                                        <text:span text:style-name="T2">EXPRESSION (integer)</text:span>
                                                                    </text:h>
                                                                </text:list-item>
                                                            </text:list>
                                                        </text:list-item>
                                                    </text:list>
                                                </text:list-item>
                                            </text:list>
                                            <text:p text:style-name="Standard">The maximum value of the scale range.</text:p>,
                                            <text:list xml:id="list_Scale8" text:continue-numbering="true" text:continue-list="list_Scale7" text:style-name="Outline">
                                                <text:list-item>
                                                    <text:list>
                                                        <text:list-item>
                                                            <text:list>
                                                                <text:list-item>
                                                                    <text:h text:style-name="Heading_20_3" text:outline-level="3">
                                                                        Max value type
                                                                        <text:s text:c="4"/>
                                                                        <text:span text:style-name="T2">Enum</text:span>
                                                                    </text:h>
                                                                </text:list-item>
                                                            </text:list>
                                                        </text:list-item>
                                                    </text:list>
                                                </text:list-item>
                                            </text:list>
                                            <text:p text:style-name="Standard">Defines whether the <text:span text:style-name="backtick">Max value</text:span> will be given as a Literal or as an Expression.</text:p>,
                                            <text:list xml:id="list_Scale9" text:continue-numbering="true" text:continue-list="list_Scale8" text:style-name="Outline">
                                                <text:list-item>
                                                    <text:list>
                                                        <text:list-item>
                                                            <text:list>
                                                                <text:list-item>
                                                                    <text:h text:style-name="Heading_20_3" text:outline-level="3">
                                                                        Angle range
                                                                        <text:s text:c="4"/>
                                                                        <text:span text:style-name="T2">Number</text:span>
                                                                    </text:h>
                                                                </text:list-item>
                                                            </text:list>
                                                        </text:list-item>
                                                    </text:list>
                                                </text:list-item>
                                            </text:list>
                                            <text:p text:style-name="Standard">The angular span of the scale in degrees. For example, <text:span text:style-name="backtick">270</text:span> means the scale spans 270 degrees.</text:p>,
                                            <text:list xml:id="list_Scale10" text:continue-numbering="true" text:continue-list="list_Scale9" text:style-name="Outline">
                                                <text:list-item>
                                                    <text:list>
                                                        <text:list-item>
                                                            <text:list>
                                                                <text:list-item>
                                                                    <text:h text:style-name="Heading_20_3" text:outline-level="3">
                                                                        Rotation
                                                                        <text:s text:c="4"/>
                                                                        <text:span text:style-name="T2">EXPRESSION (integer)</text:span>
                                                                    </text:h>
                                                                </text:list-item>
                                                            </text:list>
                                                        </text:list-item>
                                                    </text:list>
                                                </text:list-item>
                                            </text:list>
                                            <text:p text:style-name="Standard">An offset to the 0 degree position, in degrees.</text:p>,
                                            <text:list xml:id="list_Scale11" text:continue-numbering="true" text:continue-list="list_Scale10" text:style-name="Outline">
                                                <text:list-item>
                                                    <text:list>
                                                        <text:list-item>
                                                            <text:list>
                                                                <text:list-item>
                                                                    <text:h text:style-name="Heading_20_3" text:outline-level="3">
                                                                        Rotation type
                                                                        <text:s text:c="4"/>
                                                                        <text:span text:style-name="T2">Enum</text:span>
                                                                    </text:h>
                                                                </text:list-item>
                                                            </text:list>
                                                        </text:list-item>
                                                    </text:list>
                                                </text:list-item>
                                            </text:list>
                                            <text:p text:style-name="Standard">Defines whether the <text:span text:style-name="backtick">Rotation</text:span> will be given as a Literal or as an Expression.</text:p>,
                                            <text:list xml:id="list_Scale12" text:continue-numbering="true" text:continue-list="list_Scale11"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13" text:continue-numbering="true" text:continue-list="list_Scale12"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14" text:continue-numbering="true" text:continue-list="list_Scale13" text:style-name="Outline">
                                                <text:list-item>
                                                    <text:list>
                                                        <text:list-item>
                                                            <text:list>
                                                                <text:list-item>
                                                                    <text:h text:style-name="Heading_20_3" text:outline-level="3">
                                                                        Post draw
                                                                        <text:s text:c="4"/>
                                                                        <text:span text:style-name="T2">Boolean</text:span>
                                                                    </text:h>
                                                                </text:list-item>
                                                            </text:list>
                                                        </text:list-item>
                                                    </text:list>
                                                </text:list-item>
                                            </text:list>
                                            <text:p text:style-name="Standard">If enabled, the scale is drawn after the children are drawn. This can be useful when the scale has needles as children and the scale should be drawn on top of the needles.</text:p>,
                                            <text:list xml:id="list_Scale15" text:continue-numbering="true" text:continue-list="list_Scale14" text:style-name="Outline">
                                                <text:list-item>
                                                    <text:list>
                                                        <text:list-item>
                                                            <text:list>
                                                                <text:list-item>
                                                                    <text:h text:style-name="Heading_20_3" text:outline-level="3">
                                                                        Draw ticks on top
                                                                        <text:s text:c="4"/>
                                                                        <text:span text:style-name="T2">Boolean</text:span>
                                                                    </text:h>
                                                                </text:list-item>
                                                            </text:list>
                                                        </text:list-item>
                                                    </text:list>
                                                </text:list-item>
                                            </text:list>
                                            <text:p text:style-name="Standard">If enabled, the ticks are drawn on top of the main line or arc.</text:p>,
                                            <text:list xml:id="list_Scale16" text:continue-numbering="true" text:continue-list="list_Scale15"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ext:list xml:id="list_Scale17" text:continue-numbering="true" text:continue-list="list_Scale16" text:style-name="Outline">
                                                <text:list-item>
                                                    <text:list>
                                                        <text:list-item>
                                                            <text:list>
                                                                <text:list-item>
                                                                    <text:h text:style-name="Heading_20_3" text:outline-level="3">
                                                                        Label texts
                                                                        <text:s text:c="4"/>
                                                                        <text:span text:style-name="T2">MultilineText</text:span>
                                                                    </text:h>
                                                                </text:list-item>
                                                            </text:list>
                                                        </text:list-item>
                                                    </text:list>
                                                </text:list-item>
                                            </text:list>
                                            <text:p text:style-name="Standard">Comma-separated list of custom label texts to use instead of the auto-generated numeric labels.</text:p>,
                                            <text:list xml:id="list_Scale18" text:continue-numbering="true" text:continue-list="list_Scale17" text:style-name="Outline">
                                                <text:list-item>
                                                    <text:list>
                                                        <text:list-item>
                                                            <text:list>
                                                                <text:list-item>
                                                                    <text:h text:style-name="Heading_20_3" text:outline-level="3">
                                                                        Main styles
                                                                        <text:s text:c="4"/>
                                                                        <text:span text:style-name="T2">Any</text:span>
                                                                    </text:h>
                                                                </text:list-item>
                                                            </text:list>
                                                        </text:list-item>
                                                    </text:list>
                                                </text:list-item>
                                            </text:list>
                                            <text:p text:style-name="Standard">Section header for the main line/arc style properties.</text:p>,
                                            <text:list xml:id="list_Scale19" text:continue-numbering="true" text:continue-list="list_Scale18" text:style-name="Outline">
                                                <text:list-item>
                                                    <text:list>
                                                        <text:list-item>
                                                            <text:list>
                                                                <text:list-item>
                                                                    <text:h text:style-name="Heading_20_3" text:outline-level="3">
                                                                        Main line width
                                                                        <text:s text:c="4"/>
                                                                        <text:span text:style-name="T2">Number</text:span>
                                                                    </text:h>
                                                                </text:list-item>
                                                            </text:list>
                                                        </text:list-item>
                                                    </text:list>
                                                </text:list-item>
                                            </text:list>
                                            <text:p text:style-name="Standard">The width of the main line in pixels. Only visible for straight scale modes (<text:span text:style-name="backtick">HORIZONTAL_TOP</text:span>, <text:span text:style-name="backtick">HORIZONTAL_BOTTOM</text:span>, <text:span text:style-name="backtick">VERTICAL_LEFT</text:span>, <text:span text:style-name="backtick">VERTICAL_RIGHT</text:span>).</text:p>,
                                            <text:list xml:id="list_Scale20" text:continue-numbering="true" text:continue-list="list_Scale19" text:style-name="Outline">
                                                <text:list-item>
                                                    <text:list>
                                                        <text:list-item>
                                                            <text:list>
                                                                <text:list-item>
                                                                    <text:h text:style-name="Heading_20_3" text:outline-level="3">
                                                                        Main line color
                                                                        <text:s text:c="4"/>
                                                                        <text:span text:style-name="T2">ThemedColor</text:span>
                                                                    </text:h>
                                                                </text:list-item>
                                                            </text:list>
                                                        </text:list-item>
                                                    </text:list>
                                                </text:list-item>
                                            </text:list>
                                            <text:p text:style-name="Standard">The color of the main line. Only visible for straight scale modes.</text:p>,
                                            <text:list xml:id="list_Scale21" text:continue-numbering="true" text:continue-list="list_Scale20" text:style-name="Outline">
                                                <text:list-item>
                                                    <text:list>
                                                        <text:list-item>
                                                            <text:list>
                                                                <text:list-item>
                                                                    <text:h text:style-name="Heading_20_3" text:outline-level="3">
                                                                        Main line opacity
                                                                        <text:s text:c="4"/>
                                                                        <text:span text:style-name="T2">Number</text:span>
                                                                    </text:h>
                                                                </text:list-item>
                                                            </text:list>
                                                        </text:list-item>
                                                    </text:list>
                                                </text:list-item>
                                            </text:list>
                                            <text:p text:style-name="Standard">The opacity of the main line (0-255). Only visible for straight scale modes.</text:p>,
                                            <text:list xml:id="list_Scale22" text:continue-numbering="true" text:continue-list="list_Scale21" text:style-name="Outline">
                                                <text:list-item>
                                                    <text:list>
                                                        <text:list-item>
                                                            <text:list>
                                                                <text:list-item>
                                                                    <text:h text:style-name="Heading_20_3" text:outline-level="3">
                                                                        Main arc width
                                                                        <text:s text:c="4"/>
                                                                        <text:span text:style-name="T2">Number</text:span>
                                                                    </text:h>
                                                                </text:list-item>
                                                            </text:list>
                                                        </text:list-item>
                                                    </text:list>
                                                </text:list-item>
                                            </text:list>
                                            <text:p text:style-name="Standard">The width of the main arc in pixels. Only visible for round scale modes (<text:span text:style-name="backtick">ROUND_INNER</text:span>, <text:span text:style-name="backtick">ROUND_OUTER</text:span>).</text:p>,
                                            <text:list xml:id="list_Scale23" text:continue-numbering="true" text:continue-list="list_Scale22" text:style-name="Outline">
                                                <text:list-item>
                                                    <text:list>
                                                        <text:list-item>
                                                            <text:list>
                                                                <text:list-item>
                                                                    <text:h text:style-name="Heading_20_3" text:outline-level="3">
                                                                        Main arc color
                                                                        <text:s text:c="4"/>
                                                                        <text:span text:style-name="T2">ThemedColor</text:span>
                                                                    </text:h>
                                                                </text:list-item>
                                                            </text:list>
                                                        </text:list-item>
                                                    </text:list>
                                                </text:list-item>
                                            </text:list>
                                            <text:p text:style-name="Standard">The color of the main arc. Only visible for round scale modes.</text:p>,
                                            <text:list xml:id="list_Scale24" text:continue-numbering="true" text:continue-list="list_Scale23" text:style-name="Outline">
                                                <text:list-item>
                                                    <text:list>
                                                        <text:list-item>
                                                            <text:list>
                                                                <text:list-item>
                                                                    <text:h text:style-name="Heading_20_3" text:outline-level="3">
                                                                        Main arc opacity
                                                                        <text:s text:c="4"/>
                                                                        <text:span text:style-name="T2">Number</text:span>
                                                                    </text:h>
                                                                </text:list-item>
                                                            </text:list>
                                                        </text:list-item>
                                                    </text:list>
                                                </text:list-item>
                                            </text:list>
                                            <text:p text:style-name="Standard">The opacity of the main arc (0-255). Only visible for round scale modes.</text:p>,
                                            <text:list xml:id="list_Scale25" text:continue-numbering="true" text:continue-list="list_Scale24" text:style-name="Outline">
                                                <text:list-item>
                                                    <text:list>
                                                        <text:list-item>
                                                            <text:list>
                                                                <text:list-item>
                                                                    <text:h text:style-name="Heading_20_3" text:outline-level="3">
                                                                        Main arc rounded
                                                                        <text:s text:c="4"/>
                                                                        <text:span text:style-name="T2">Boolean</text:span>
                                                                    </text:h>
                                                                </text:list-item>
                                                            </text:list>
                                                        </text:list-item>
                                                    </text:list>
                                                </text:list-item>
                                            </text:list>
                                            <text:p text:style-name="Standard">If enabled, the ends of the main arc are rounded. Only visible for round scale modes.</text:p>,
                                            <text:list xml:id="list_Scale26" text:continue-numbering="true" text:continue-list="list_Scale25" text:style-name="Outline">
                                                <text:list-item>
                                                    <text:list>
                                                        <text:list-item>
                                                            <text:list>
                                                                <text:list-item>
                                                                    <text:h text:style-name="Heading_20_3" text:outline-level="3">
                                                                        Main arc image
                                                                        <text:s text:c="4"/>
                                                                        <text:span text:style-name="T2">ObjectReference</text:span>
                                                                    </text:h>
                                                                </text:list-item>
                                                            </text:list>
                                                        </text:list-item>
                                                    </text:list>
                                                </text:list-item>
                                            </text:list>
                                            <text:p text:style-name="Standard">A bitmap to use as the main arc image source. Only visible for round scale modes.</text:p>,
                                            <text:list xml:id="list_Scale27" text:continue-numbering="true" text:continue-list="list_Scale26" text:style-name="Outline">
                                                <text:list-item>
                                                    <text:list>
                                                        <text:list-item>
                                                            <text:list>
                                                                <text:list-item>
                                                                    <text:h text:style-name="Heading_20_3" text:outline-level="3">
                                                                        Minor ticks styles
                                                                        <text:s text:c="4"/>
                                                                        <text:span text:style-name="T2">Any</text:span>
                                                                    </text:h>
                                                                </text:list-item>
                                                            </text:list>
                                                        </text:list-item>
                                                    </text:list>
                                                </text:list-item>
                                            </text:list>
                                            <text:p text:style-name="Standard">Section header for the minor ticks style properties.</text:p>,
                                            <text:list xml:id="list_Scale28" text:continue-numbering="true" text:continue-list="list_Scale27" text:style-name="Outline">
                                                <text:list-item>
                                                    <text:list>
                                                        <text:list-item>
                                                            <text:list>
                                                                <text:list-item>
                                                                    <text:h text:style-name="Heading_20_3" text:outline-level="3">
                                                                        Minor ticks length
                                                                        <text:s text:c="4"/>
                                                                        <text:span text:style-name="T2">Number</text:span>
                                                                    </text:h>
                                                                </text:list-item>
                                                            </text:list>
                                                        </text:list-item>
                                                    </text:list>
                                                </text:list-item>
                                            </text:list>
                                            <text:p text:style-name="Standard">The length of the minor ticks in pixels.</text:p>,
                                            <text:list xml:id="list_Scale29" text:continue-numbering="true" text:continue-list="list_Scale28" text:style-name="Outline">
                                                <text:list-item>
                                                    <text:list>
                                                        <text:list-item>
                                                            <text:list>
                                                                <text:list-item>
                                                                    <text:h text:style-name="Heading_20_3" text:outline-level="3">
                                                                        Minor ticks width
                                                                        <text:s text:c="4"/>
                                                                        <text:span text:style-name="T2">Number</text:span>
                                                                    </text:h>
                                                                </text:list-item>
                                                            </text:list>
                                                        </text:list-item>
                                                    </text:list>
                                                </text:list-item>
                                            </text:list>
                                            <text:p text:style-name="Standard">The width of the minor ticks in pixels.</text:p>,
                                            <text:list xml:id="list_Scale30" text:continue-numbering="true" text:continue-list="list_Scale29" text:style-name="Outline">
                                                <text:list-item>
                                                    <text:list>
                                                        <text:list-item>
                                                            <text:list>
                                                                <text:list-item>
                                                                    <text:h text:style-name="Heading_20_3" text:outline-level="3">
                                                                        Minor ticks color
                                                                        <text:s text:c="4"/>
                                                                        <text:span text:style-name="T2">ThemedColor</text:span>
                                                                    </text:h>
                                                                </text:list-item>
                                                            </text:list>
                                                        </text:list-item>
                                                    </text:list>
                                                </text:list-item>
                                            </text:list>
                                            <text:p text:style-name="Standard">The color of the minor ticks.</text:p>,
                                            <text:list xml:id="list_Scale31" text:continue-numbering="true" text:continue-list="list_Scale30" text:style-name="Outline">
                                                <text:list-item>
                                                    <text:list>
                                                        <text:list-item>
                                                            <text:list>
                                                                <text:list-item>
                                                                    <text:h text:style-name="Heading_20_3" text:outline-level="3">
                                                                        Minor ticks opacity
                                                                        <text:s text:c="4"/>
                                                                        <text:span text:style-name="T2">Number</text:span>
                                                                    </text:h>
                                                                </text:list-item>
                                                            </text:list>
                                                        </text:list-item>
                                                    </text:list>
                                                </text:list-item>
                                            </text:list>
                                            <text:p text:style-name="Standard">The opacity of the minor ticks (0-255).</text:p>,
                                            <text:list xml:id="list_Scale32" text:continue-numbering="true" text:continue-list="list_Scale31" text:style-name="Outline">
                                                <text:list-item>
                                                    <text:list>
                                                        <text:list-item>
                                                            <text:list>
                                                                <text:list-item>
                                                                    <text:h text:style-name="Heading_20_3" text:outline-level="3">
                                                                        Major ticks styles
                                                                        <text:s text:c="4"/>
                                                                        <text:span text:style-name="T2">Any</text:span>
                                                                    </text:h>
                                                                </text:list-item>
                                                            </text:list>
                                                        </text:list-item>
                                                    </text:list>
                                                </text:list-item>
                                            </text:list>
                                            <text:p text:style-name="Standard">Section header for the major ticks style properties.</text:p>,
                                            <text:list xml:id="list_Scale33" text:continue-numbering="true" text:continue-list="list_Scale32" text:style-name="Outline">
                                                <text:list-item>
                                                    <text:list>
                                                        <text:list-item>
                                                            <text:list>
                                                                <text:list-item>
                                                                    <text:h text:style-name="Heading_20_3" text:outline-level="3">
                                                                        Major ticks length
                                                                        <text:s text:c="4"/>
                                                                        <text:span text:style-name="T2">Number</text:span>
                                                                    </text:h>
                                                                </text:list-item>
                                                            </text:list>
                                                        </text:list-item>
                                                    </text:list>
                                                </text:list-item>
                                            </text:list>
                                            <text:p text:style-name="Standard">The length of the major ticks in pixels.</text:p>,
                                            <text:list xml:id="list_Scale34" text:continue-numbering="true" text:continue-list="list_Scale33" text:style-name="Outline">
                                                <text:list-item>
                                                    <text:list>
                                                        <text:list-item>
                                                            <text:list>
                                                                <text:list-item>
                                                                    <text:h text:style-name="Heading_20_3" text:outline-level="3">
                                                                        Major ticks width
                                                                        <text:s text:c="4"/>
                                                                        <text:span text:style-name="T2">Number</text:span>
                                                                    </text:h>
                                                                </text:list-item>
                                                            </text:list>
                                                        </text:list-item>
                                                    </text:list>
                                                </text:list-item>
                                            </text:list>
                                            <text:p text:style-name="Standard">The width of the major ticks in pixels.</text:p>,
                                            <text:list xml:id="list_Scale35" text:continue-numbering="true" text:continue-list="list_Scale34" text:style-name="Outline">
                                                <text:list-item>
                                                    <text:list>
                                                        <text:list-item>
                                                            <text:list>
                                                                <text:list-item>
                                                                    <text:h text:style-name="Heading_20_3" text:outline-level="3">
                                                                        Major ticks color
                                                                        <text:s text:c="4"/>
                                                                        <text:span text:style-name="T2">ThemedColor</text:span>
                                                                    </text:h>
                                                                </text:list-item>
                                                            </text:list>
                                                        </text:list-item>
                                                    </text:list>
                                                </text:list-item>
                                            </text:list>
                                            <text:p text:style-name="Standard">The color of the major ticks.</text:p>,
                                            <text:list xml:id="list_Scale36" text:continue-numbering="true" text:continue-list="list_Scale35" text:style-name="Outline">
                                                <text:list-item>
                                                    <text:list>
                                                        <text:list-item>
                                                            <text:list>
                                                                <text:list-item>
                                                                    <text:h text:style-name="Heading_20_3" text:outline-level="3">
                                                                        Major ticks opacity
                                                                        <text:s text:c="4"/>
                                                                        <text:span text:style-name="T2">Number</text:span>
                                                                    </text:h>
                                                                </text:list-item>
                                                            </text:list>
                                                        </text:list-item>
                                                    </text:list>
                                                </text:list-item>
                                            </text:list>
                                            <text:p text:style-name="Standard">The opacity of the major ticks (0-255).</text:p>,
                                            <text:list xml:id="list_Scale37" text:continue-numbering="true" text:continue-list="list_Scale36" text:style-name="Outline">
                                                <text:list-item>
                                                    <text:list>
                                                        <text:list-item>
                                                            <text:list>
                                                                <text:list-item>
                                                                    <text:h text:style-name="Heading_20_3" text:outline-level="3">
                                                                        Labels styles
                                                                        <text:s text:c="4"/>
                                                                        <text:span text:style-name="T2">Any</text:span>
                                                                    </text:h>
                                                                </text:list-item>
                                                            </text:list>
                                                        </text:list-item>
                                                    </text:list>
                                                </text:list-item>
                                            </text:list>
                                            <text:p text:style-name="Standard">Section header for the labels style properties.</text:p>,
                                            <text:list xml:id="list_Scale38" text:continue-numbering="true" text:continue-list="list_Scale37" text:style-name="Outline">
                                                <text:list-item>
                                                    <text:list>
                                                        <text:list-item>
                                                            <text:list>
                                                                <text:list-item>
                                                                    <text:h text:style-name="Heading_20_3" text:outline-level="3">
                                                                        Labels text color
                                                                        <text:s text:c="4"/>
                                                                        <text:span text:style-name="T2">ThemedColor</text:span>
                                                                    </text:h>
                                                                </text:list-item>
                                                            </text:list>
                                                        </text:list-item>
                                                    </text:list>
                                                </text:list-item>
                                            </text:list>
                                            <text:p text:style-name="Standard">The color of the label texts.</text:p>,
                                            <text:list xml:id="list_Scale39" text:continue-numbering="true" text:continue-list="list_Scale38" text:style-name="Outline">
                                                <text:list-item>
                                                    <text:list>
                                                        <text:list-item>
                                                            <text:list>
                                                                <text:list-item>
                                                                    <text:h text:style-name="Heading_20_3" text:outline-level="3">
                                                                        Labels text opacity
                                                                        <text:s text:c="4"/>
                                                                        <text:span text:style-name="T2">Number</text:span>
                                                                    </text:h>
                                                                </text:list-item>
                                                            </text:list>
                                                        </text:list-item>
                                                    </text:list>
                                                </text:list-item>
                                            </text:list>
                                            <text:p text:style-name="Standard">The opacity of the label texts (0-255).</text:p>,
                                            <text:list xml:id="list_Scale40" text:continue-numbering="true" text:continue-list="list_Scale39" text:style-name="Outline">
                                                <text:list-item>
                                                    <text:list>
                                                        <text:list-item>
                                                            <text:list>
                                                                <text:list-item>
                                                                    <text:h text:style-name="Heading_20_3" text:outline-level="3">
                                                                        Labels text font
                                                                        <text:s text:c="4"/>
                                                                        <text:span text:style-name="T2">Enum</text:span>
                                                                    </text:h>
                                                                </text:list-item>
                                                            </text:list>
                                                        </text:list-item>
                                                    </text:list>
                                                </text:list-item>
                                            </text:list>
                                            <text:p text:style-name="Standard">The font used for the label texts. Can be a built-in LVGL font or a custom font defined in the project.</text:p>,
                                            <text:list xml:id="list_Scale41" text:continue-numbering="true" text:continue-list="list_Scale40" text:style-name="Outline">
                                                <text:list-item>
                                                    <text:list>
                                                        <text:list-item>
                                                            <text:list>
                                                                <text:list-item>
                                                                    <text:h text:style-name="Heading_20_3" text:outline-level="3">
                                                                        Sections
                                                                        <text:s text:c="4"/>
                                                                        <text:span text:style-name="T2">Array</text:span>
                                                                    </text:h>
                                                                </text:list-item>
                                                            </text:list>
                                                        </text:list-item>
                                                    </text:list>
                                                </text:list-item>
                                            </text:list>
                                            <text:p text:style-name="Standard">A list of scale sections. Each section defines a range of the scale with custom styling. Sections can have their own min/max values, and custom styles for the main line/arc, minor ticks, major ticks, and labels within that range. A style created for the Scale widget can also be assigned to a section via the <text:span text:style-name="backtick">Use style</text:span>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42" text:continue-numbering="true" text:continue-list="list_Scale4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cale43" text:continue-numbering="true" text:continue-list="list_Scale42"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cale44" text:continue-numbering="true" text:continue-list="list_Scale43"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cale45"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46" text:continue-numbering="true" text:continue-list="list_Scale4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47" text:continue-numbering="true" text:continue-list="list_Scale4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4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49" text:continue-numbering="true" text:continue-list="list_Scale4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50" text:continue-numbering="true" text:continue-list="list_Scale4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5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52" text:continue-numbering="true" text:continue-list="list_Scale5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53" text:continue-numbering="true" text:continue-list="list_Scale5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5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55" text:continue-numbering="true" text:continue-list="list_Scale5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56" text:continue-numbering="true" text:continue-list="list_Scale5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5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cale58" text:continue-numbering="true" text:continue-list="list_Scale56"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cale59" text:continue-numbering="true" text:continue-list="list_Scale5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60" text:continue-numbering="true" text:continue-list="list_Scale5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61" text:continue-numbering="true" text:continue-list="list_Scale6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62" text:continue-numbering="true" text:continue-list="list_Scale6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63" text:continue-numbering="true" text:continue-list="list_Scale6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64" text:continue-numbering="true" text:continue-list="list_Scale6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65" text:continue-numbering="true" text:continue-list="list_Scale6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66" text:continue-numbering="true" text:continue-list="list_Scale6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67" text:continue-numbering="true" text:continue-list="list_Scale6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68" text:continue-numbering="true" text:continue-list="list_Scale6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69" text:continue-numbering="true" text:continue-list="list_Scale6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70" text:continue-numbering="true" text:continue-list="list_Scale6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71" text:continue-numbering="true" text:continue-list="list_Scale7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72" text:continue-numbering="true" text:continue-list="list_Scale7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73" text:continue-numbering="true" text:continue-list="list_Scale7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74" text:continue-numbering="true" text:continue-list="list_Scale7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75" text:continue-numbering="true" text:continue-list="list_Scale7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76" text:continue-numbering="true" text:continue-list="list_Scale7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77" text:continue-numbering="true" text:continue-list="list_Scale7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78" text:continue-numbering="true" text:continue-list="list_Scale7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79" text:continue-numbering="true" text:continue-list="list_Scale7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80" text:continue-numbering="true" text:continue-list="list_Scale7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81" text:continue-numbering="true" text:continue-list="list_Scale8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82" text:continue-numbering="true" text:continue-list="list_Scale8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83" text:continue-numbering="true" text:continue-list="list_Scale8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84" text:continue-numbering="true" text:continue-list="list_Scale8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85" text:continue-numbering="true" text:continue-list="list_Scale8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8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87" text:continue-numbering="true" text:continue-list="list_Scale8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8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cale89" text:continue-numbering="true" text:continue-list="list_Scale8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9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cale91" text:continue-numbering="true" text:continue-list="list_Scale8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9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93" text:continue-numbering="true" text:continue-list="list_Scale9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94" text:continue-numbering="true" text:continue-list="list_Scale9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95" text:continue-numbering="true" text:continue-list="list_Scale9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96" text:continue-numbering="true" text:continue-list="list_Scale9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97" text:continue-numbering="true" text:continue-list="list_Scale9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98" text:continue-numbering="true" text:continue-list="list_Scale9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cale99" text:continue-numbering="true" text:continue-list="list_Scale9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100" text:continue-numbering="true" text:continue-list="list_Scale9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10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102" text:continue-numbering="true" text:continue-list="list_Scale10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103" text:continue-numbering="true" text:continue-list="list_Scale10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104" text:continue-numbering="true" text:continue-list="list_Scale10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ale3" text:continue-numbering="true" text:continue-list="list_Scale2" text:style-name="Outline">
                        <text:list-item>
                            <text:list>
                                <text:list-item>
                                    <text:h text:style-name="Heading_20_2" text:outline-level="2">Examples</text:h>
                                </text:list-item>
                            </text:list>
                        </text:list-item>
                    </text:list>
                    <text:p text:style-name="Standard"/>
                    
                    <text:list xml:id="list_Scale105" text:style-name="List_20_1">
                        
                        <text:list-item>
                            <text:p text:style-name="List_20_1_20_Start">
                                <text:span text:style-name="T1">Scal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